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ightedSpanTermExtractor.getWeightedSpanTerms( Query query , CachingTokenFilter cachingTokenFilter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ightedSpanTermExtractor.isHighlightCnstScrRng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SpanTermExtractor.WeightedSpanTermExtractor( String default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sitionChecking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ightedSpanTermExtractor.extractWeightedTerms( Map terms , Query 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ightedSpanTermExtractor.setHighlightCnstScrRngQuery( boolean highlightCnstScrRng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SpanTermExtractor.getWeightedSpanTerms( Query query , CachingTokenFilter cachingToke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itionCheckingMap.putAll( Map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ightedSpanTermExtractor.fieldNameComparator( String fieldNameToChe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ightedSpanTermExtractor.getWeightedSpanTermsWithScores( Query query , TokenStream tokenStream , String fieldName ,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eightedSpanTermExtractor.getReaderForField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ightedSpanTermExtractor.WeightedSpanTerm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ightedSpanTermExtractor.closeR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ightedSpanTermExtractor.extractWeightedSpanTerms( Map terms , SpanQuery spanQuer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WeightedSpanTermExtractor.extract( Query query , Map term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